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3" style:family="table-cell" style:parent-style-name="Default" style:data-style-name="N0">
      <style:table-cell-properties fo:border="thin solid #000000" fo:background-color="transparent"/>
    </style:style>
    <style:style style:name="ce84"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5"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6"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2">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3">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4">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6">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77">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77">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77">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77">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77">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78">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79">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79">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79">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79">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1">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79">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79">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2">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3"/>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2">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2">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4">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85">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48">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48">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48">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48">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48">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48">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48">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85">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0" table:style-name="ce79">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group>
        <table:table-row table:style-name="ro14">
          <table:table-cell office:value-type="string" table:style-name="ce45">
            <text:p>GrpAdminDeleteIOSQCmd</text:p>
          </table:table-cell>
          <table:table-cell office:value-type="string" table:number-columns-spanned="1" table:number-rows-spanned="2" table:style-name="ce79">
            <text:p>Admin cmd set delete IOSQ test cases.</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office:value-type="string" table:style-name="ce45">
            <text:p>GrpAdminDeleteIOCQCmd</text:p>
          </table:table-cell>
          <table:table-cell office:value-type="string" table:number-columns-spanned="1" table:number-rows-spanned="4" table:style-name="ce79">
            <text:p>Admin cmd set delete IOCQ test cases.</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group>
        <table:table-row table:style-name="ro18">
          <table:table-cell office:value-type="string" table:style-name="ce24">
            <text:p>GrpAdminCreateIOCQCmd</text:p>
          </table:table-cell>
          <table:table-cell office:value-type="string" table:number-columns-spanned="1" table:number-rows-spanned="3" table:style-name="ce79">
            <text:p>Admin cmd set create IOCQ test cases only.</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table:style-name="ce47"/>
            <table:covered-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group>
        <table:table-row table:style-name="ro18">
          <table:table-cell office:value-type="string" table:style-name="ce24">
            <text:p>GrpAdminCreateIOSQCmd</text:p>
          </table:table-cell>
          <table:table-cell office:value-type="string" table:number-columns-spanned="1" table:number-rows-spanned="5" table:style-name="ce79">
            <text:p>Admin cmd set create IOSQ test cases only.</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6" table:style-name="ce79">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group>
        <table:table-row table:style-name="ro8">
          <table:table-cell office:value-type="string" table:style-name="ce45">
            <text:p>GrpAdminGetLogPgCmd</text:p>
          </table:table-cell>
          <table:table-cell office:value-type="string" table:number-columns-spanned="1" table:number-rows-spanned="12" table:style-name="ce79">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table:style-name="ce8"/>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6"/>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79">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85">
            <text:p>Admin cmd format NVM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5"/>
          <table:covered-table-cell/>
          <table:table-cell office:value-type="string" table:style-name="ce48">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79">
            <text:p>Admin cmd set abort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48">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48">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79">
            <text:p>Admin cmd set async event request test cases.</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5"/>
          <table:covered-table-cell/>
          <table:table-cell office:value-type="string" table:style-name="ce56">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6"/>
          <table:covered-table-cell/>
          <table:table-cell office:value-type="string" table:style-name="ce56">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48">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79">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6"/>
          <table:covered-table-cell/>
          <table:table-cell office:value-type="string" table:style-name="ce5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79">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85">
            <text:p>Admin cmd set firmware activate test cases w/o firm img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5"/>
          <table:covered-table-cell/>
          <table:table-cell office:value-type="string" table:style-name="ce48">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6"/>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48">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69">
            <text:p>Admin cmd set firmware image download test cases w/o firm act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85">
            <text:p>Admin cmd set firmware activate &amp; firmware image utilizing both cmds for effeciency.</text:p>
          </table:table-cell>
          <table:table-cell office:value-type="string" table:style-name="ce48">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48">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48">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48">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48">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48">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48">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48">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0">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1">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0">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2">
          <table:table-cell table:number-columns-repeated="4"/>
          <table:table-cell table:content-validation-name="val1" table:style-name="ce6"/>
          <table:table-cell table:number-columns-repeated="16379"/>
        </table:table-row>
      </table:table>
      <table:database-ranges>
        <table:database-range table:target-range-address="Test.A19:Test.G27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2-05T18:16:06Z</dc:date>
    <meta:print-date>2012-02-10T16:57:31Z</meta:print-date>
  </office:meta>
</office:document-meta>
</file>